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office:value-type="string" calcext:value-type="string">
            <text:p>TEKST DO ZASZYFROWANIA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>
            <text:p>KLUCZ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>
            <text:p>SZYFROGRAM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CONCATENATE([.AA2];CODE([.AA4])-64))" office:value-type="string" office:string-value="K" calcext:value-type="string">
            <text:p>K</text:p>
          </table:table-cell>
          <table:table-cell table:formula="of:=INDIRECT(CONCATENATE([.AB2];CODE([.AB4])-64))" office:value-type="string" office:string-value="Z" calcext:value-type="string">
            <text:p>Z</text:p>
          </table:table-cell>
          <table:table-cell table:formula="of:=INDIRECT(CONCATENATE([.AC2];CODE([.AC4])-64))" office:value-type="string" office:string-value="Z" calcext:value-type="string">
            <text:p>Z</text:p>
          </table:table-cell>
          <table:table-cell table:formula="of:=INDIRECT(CONCATENATE([.AD2];CODE([.AD4])-64))" office:value-type="string" office:string-value="T" calcext:value-type="string">
            <text:p>T</text:p>
          </table:table-cell>
          <table:table-cell table:formula="of:=INDIRECT(CONCATENATE([.AE2];CODE([.AE4])-64))" office:value-type="string" office:string-value="P" calcext:value-type="string">
            <text:p>P</text:p>
          </table:table-cell>
          <table:table-cell table:formula="of:=INDIRECT(CONCATENATE([.AF2];CODE([.AF4])-64))" office:value-type="string" office:string-value="U" calcext:value-type="string">
            <text:p>U</text:p>
          </table:table-cell>
          <table:table-cell table:formula="of:=INDIRECT(CONCATENATE([.AG2];CODE([.AG4])-64))" office:value-type="string" office:string-value="Q" calcext:value-type="string">
            <text:p>Q</text:p>
          </table:table-cell>
          <table:table-cell table:formula="of:=INDIRECT(CONCATENATE([.AH2];CODE([.AH4])-64))" office:value-type="string" office:string-value="F" calcext:value-type="string">
            <text:p>F</text:p>
          </table:table-cell>
          <table:table-cell table:formula="of:=INDIRECT(CONCATENATE([.AI2];CODE([.AI4])-64))" office:value-type="string" office:string-value="A" calcext:value-type="string">
            <text:p>A</text:p>
          </table:table-cell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>
            <text:p>DESZYFRACJA</text:p>
          </table:table-cell>
          <table:table-cell table:style-name="ce1" table:number-columns-repeated="7"/>
          <table:table-cell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table:formula="of:=CHAR(ROW([.A2])+COLUMN([.A2])+63)" office:value-type="string" office:string-value="B" calcext:value-type="string">
            <text:p>B</text:p>
          </table:table-cell>
          <table:table-cell table:number-columns-repeated="7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KOD()</text:p>
          </table:table-cell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office:value-type="string" calcext:value-type="string">
            <text:p>ZŁĄCZ.TEKSTY()</text:p>
          </table:table-cell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office:value-type="string" calcext:value-type="string">
            <text:p>ADR.POŚR()</text:p>
          </table:table-cell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8:08.7059688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31.344929974</meta:creation-date>
    <dc:date>2020-03-02T08:59:38.213557943</dc:date>
    <meta:editing-duration>PT6M2S</meta:editing-duration>
    <meta:editing-cycles>2</meta:editing-cycles>
    <meta:generator>LibreOffice/6.0.7.3$Linux_X86_64 LibreOffice_project/00m0$Build-3</meta:generator>
    <meta:document-statistic meta:table-count="1" meta:cell-count="711" meta:object-count="0"/>
  </office:meta>
</office:document-meta>
</file>